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stępne oszacowanie rozmiaru pliku danych i dziennika transakcji</text:p>
      <text:p text:style-name="Standard">Zaprojektowana tabela składa się z następujących relacji:</text:p>
      <text:p text:style-name="Standard"><text:span text:style-name="T1">PraceDyplomowe</text:span> (pd_id INT, pd_tytuł VARCHAR(100), pd_płyta BIT, data DATETIME, <text:span text:style-name="T2">Pracownik_id</text:span> INT, Rodzaj_id INT, Ocena_id INT)</text:p>
      <text:p text:style-name="Standard"><text:span text:style-name="T1">RodzajPracy </text:span>(Rodzaj_id TINYINT, Rodzaj_nazwa CHAR(11))</text:p>
      <text:p text:style-name="Standard"><text:span text:style-name="T1">Ocena</text:span> (Ocena_id TINYINT, Ocena_ocena TINYINT)</text:p>
      <text:p text:style-name="Standard"><text:span text:style-name="T1">Autorstwo</text:span> (pd_id INT, student_id INT)</text:p>
      <text:p text:style-name="Standard"><text:span text:style-name="T1">Student</text:span> (student_id INT, student_imie VARCHAR(20), student_nazwisko VARCHAR(50))</text:p>
      <text:p text:style-name="Standard"><text:span text:style-name="T1">Pracownicy</text:span> (Pracownik_id INT, Pracownik_tytuł VARCHAR(20), Pracownik_imie VARCHAR(20), Pracownik_nazwisko VARCHAR(50)</text:p>
      <text:p text:style-name="Standard"><text:span text:style-name="T1">Recenzje</text:span> (pd_id INT, Pracownik_id INT)</text:p>
      <text:p text:style-name="Standard"><text:span text:style-name="T1">Wystąpienie_słowa</text:span> (pd_id INT, słowo_id INT)</text:p>
      <text:p text:style-name="Standard"><text:span text:style-name="T1">Słowo</text:span> (słowo_id INT, słowo_treść VARCHAR(20))</text:p>
      <text:p text:style-name="Standard"/>
      <text:p text:style-name="Standard">Pojedyncze rekordy relacji zajmują następującą ilość miejsca:</text:p>
      <text:p text:style-name="Standard">PraceDyplomowe: (4B + 100B + b(pomijamy) + 8B + 4B + 1B + 1B) = 118B</text:p>
      <text:p text:style-name="Standard">Rodzaj_pracy (1B + 11B) = 12B</text:p>
      <text:p text:style-name="Standard">Ocena (1B + 1B) = 2B</text:p>
      <text:p text:style-name="Standard">Autorstwo (4B + 4B) = 8B</text:p>
      <text:p text:style-name="Standard">Student (4B + 20B + 50B) = 74B</text:p>
      <text:p text:style-name="Standard">Recenzje (4B + 4B) = 8B</text:p>
      <text:p text:style-name="Standard">Wystąpienie_słowa (4B + 4B) = 8B</text:p>
      <text:p text:style-name="Standard">Słowo (4B + 20B) = 24B</text:p>
      <text:p text:style-name="Standard"/>
      <text:p text:style-name="Standard">Ilość wierszy, jaka mieści się na jednej stronie, czyli 8060B:</text:p>
      <text:p text:style-name="Standard">PraceDyplomowe – 68</text:p>
      <text:p text:style-name="Standard">RodzajPracy – 671</text:p>
      <text:p text:style-name="Standard">Ocena – 4030</text:p>
      <text:p text:style-name="Standard">Autorstwo – 1007</text:p>
      <text:p text:style-name="Standard">Student – 108</text:p>
      <text:p text:style-name="Standard">Recenzje – 1007</text:p>
      <text:p text:style-name="Standard">Wystąpienie_słowa – 1007</text:p>
      <text:p text:style-name="Standard">Słowo - 335</text:p>
      <text:p text:style-name="Standard"/>
      <text:p text:style-name="Standard">Założenia własne odnośnie wprowadzanych danych:</text:p>
      <text:list xml:id="list39674590" text:style-name="L1">
        <text:list-item>
          <text:p text:style-name="P1">baza ma gromadzić dane przez okres 10 lat</text:p>
        </text:list-item>
        <text:list-item>
          <text:p text:style-name="P1">każdego roku 100 różnych studentów broni prace</text:p>
        </text:list-item>
        <text:list-item>
          <text:p text:style-name="P1">przez cały tego czasu 100 różnych pracowników jest promotorami lub/i recenzentami prac</text:p>
        </text:list-item>
        <text:list-item>
          <text:p text:style-name="P1">połowa prac ma 2 recenzentów, pozostałe 1</text:p>
        </text:list-item>
        <text:list-item>
          <text:p text:style-name="P1">1/3 prac ma dwóch autorów, pozostałe 1</text:p>
        </text:list-item>
        <text:list-item>
          <text:p text:style-name="P1">każda praca jest opisana przez 4 niepowtarzające się słowa kluczowe</text:p>
        </text:list-item>
      </text:list>
      <text:p text:style-name="Standard"/>
      <text:p text:style-name="Standard">Wyliczenie ilości potrzebnych stron:</text:p>
      <text:p text:style-name="Standard">PraceDyplomowe 1000 rekordów / 68 = 15 stron</text:p>
      <text:p text:style-name="Standard">RodzajPracy – tylko 3 rekordy potrzebne, wystarcza 1 strona</text:p>
      <text:p text:style-name="Standard">Ocena – tylko 6 różnych ocen, wystarcza 1 strona</text:p>
      <text:p text:style-name="Standard">Autorstwo - 1300 rekordów / 1007 = 2 strony</text:p>
      <text:p text:style-name="Standard">Student - 1000 / 108 = 10 stron</text:p>
      <text:p text:style-name="Standard">Recenzje - 1500 / 1007 = 2 strony</text:p>
      <text:p text:style-name="Standard">Wystąpienie_słowa - 4000 / 1007 = 4 strony</text:p>
      <text:p text:style-name="Standard">Słowo – 4000 / 335 = 12 stron</text:p>
      <text:p text:style-name="P2">Razem potrzebnych 47 stron na plik danych, czyli 376kB. <text:span text:style-name="T2">Ponieważ nie jest to wielkość </text:span><text:soft-page-break/><text:span text:style-name="T2">znacząca, proponuje się przyjąć domyślny rozmiar pliku danych MS SQL Serwer 2000, czyli 1MB. Na dziennik transakcji przeznacza się bezpieczne 50% rozmiaru pliku danych, czyli 0.5MB. Maksymalny rozmiar pliku danych 10MB ze zwiększaniem w przypadku zapełnienia o 1MB. Maksymalny rozmiar pliku dziennika transakcji 5MB, ze zwiększaniem w przypadku zapełnienia o 0.5M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rzemysław Piotrowiak</meta:initial-creator>
    <meta:creation-date>2010-05-19T12:08:00.39</meta:creation-date>
    <meta:generator>OpenOffice.org/3.0$Win32 OpenOffice.org_project/300m9$Build-9358</meta:generator>
    <dc:date>2010-05-19T20:40:31.60</dc:date>
    <dc:creator>Przemysław Piotrowiak</dc:creator>
    <meta:editing-duration>PT03H32M15S</meta:editing-duration>
    <meta:editing-cycles>3</meta:editing-cycles>
    <meta:document-statistic meta:table-count="0" meta:image-count="0" meta:object-count="0" meta:page-count="2" meta:paragraph-count="46" meta:word-count="375" meta:character-count="2391"/>
    <meta:user-defined meta:name="Informacja 1"/>
    <meta:user-defined meta:name="Informacja 2"/>
    <meta:user-defined meta:name="Informacja 3"/>
    <meta:user-defined meta:name="Informacja 4"/>
  </office:meta>
</office:document-meta>
</file>